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17a" officeooo:paragraph-rsid="000d9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mo ane hap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04T18:25:33.957538809</dc:date>
    <meta:editing-duration>PT2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